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</text:list-level-style-number>
      <text:list-level-style-bullet text:level="2" text:style-name="WW_CharLFO5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 fo:language="en" fo:country="US"/>
    </style:style>
    <style:style style:name="P14" style:parent-style-name="Standard" style:family="paragraph">
      <style:paragraph-properties fo:text-align="center" fo:margin-bottom="0.0833in" fo:text-indent="0.2916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ОбычныйИнтернет" style:family="paragraph">
      <style:paragraph-properties fo:text-align="justify" style:vertical-align="baseline" fo:margin-top="0in" fo:margin-bottom="0in" fo:line-height="115%"/>
      <style:text-properties fo:color="#000000" fo:font-size="14pt" style:font-size-asian="14pt" style:font-size-complex="14pt"/>
    </style:style>
    <style:style style:name="P40" style:parent-style-name="ОбычныйИнтернет" style:family="paragraph">
      <style:paragraph-properties fo:text-align="justify" style:vertical-align="baseline" fo:margin-top="0in" fo:margin-bottom="0in" fo:line-height="115%" fo:text-indent="0.5in"/>
      <style:text-properties fo:color="#000000" fo:font-size="14pt" style:font-size-asian="14pt" style:font-size-complex="14pt"/>
    </style:style>
    <style:style style:name="P41" style:parent-style-name="ОбычныйИнтернет" style:family="paragraph">
      <style:paragraph-properties fo:text-align="justify" style:vertical-align="baseline" fo:margin-top="0in" fo:margin-bottom="0in" fo:line-height="115%" fo:text-indent="0.5in"/>
      <style:text-properties fo:color="#000000" fo:font-size="14pt" style:font-size-asian="14pt" style:font-size-complex="14pt"/>
    </style:style>
    <style:style style:name="P42" style:parent-style-name="Заголовок2" style:family="paragraph">
      <style:paragraph-properties fo:text-align="justify" fo:margin-top="0in" fo:margin-bottom="0in" fo:line-height="115%"/>
    </style:style>
    <style:style style:name="T4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5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46" style:parent-style-name="Основнойшрифтабзаца" style:family="text">
      <style:text-properties fo:color="#000000" fo:font-size="14pt" style:font-size-asian="14pt" style:font-size-complex="14pt"/>
    </style:style>
    <style:style style:name="P47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48" style:parent-style-name="Основнойшрифтабзаца" style:family="text">
      <style:text-properties fo:color="#000000" fo:font-size="14pt" style:font-size-asian="14pt" style:font-size-complex="14pt"/>
    </style:style>
    <style:style style:name="P49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0" style:parent-style-name="Основнойшрифтабзаца" style:family="text">
      <style:text-properties fo:color="#000000" fo:font-size="14pt" style:font-size-asian="14pt" style:font-size-complex="14pt"/>
    </style:style>
    <style:style style:name="P51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2" style:parent-style-name="Основнойшрифтабзаца" style:family="text">
      <style:text-properties fo:color="#000000" fo:font-size="14pt" style:font-size-asian="14pt" style:font-size-complex="14pt"/>
    </style:style>
    <style:style style:name="P53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P55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6" style:parent-style-name="Основнойшрифтабзаца" style:family="text">
      <style:text-properties fo:color="#000000" fo:font-size="14pt" style:font-size-asian="14pt" style:font-size-complex="14pt"/>
    </style:style>
    <style:style style:name="P57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7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7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7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8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background-color="#FFFFFF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0" style:parent-style-name="Standard" style:family="paragraph">
      <style:paragraph-properties fo:background-color="#FFFFFF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background-color="#FFFFFF"/>
    </style:style>
    <style:style style:name="P10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line-height="100%" fo:margin-left="-0.44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line-height="100%" fo:margin-left="-0.44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Standard" style:family="paragraph">
      <style:paragraph-properties fo:line-height="100%" fo:margin-left="-0.44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line-height="100%" fo:margin-left="-0.4472in">
        <style:tab-stops/>
      </style:paragraph-properties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line-height="100%" fo:margin-left="-0.447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Standard" style:family="paragraph">
      <style:paragraph-properties fo:line-height="100%" fo:margin-left="-0.4472in">
        <style:tab-stops/>
      </style:paragraph-properties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line-height="100%" fo:margin-left="1.7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line-height="100%" fo:margin-left="-0.348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paragraph-properties fo:widows="2" fo:orphans="2" style:vertical-align="auto" fo:line-height="100%">
        <style:tab-stops>
          <style:tab-stop style:type="left" style:position="-4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widows="2" fo:orphans="2" style:vertical-align="auto" fo:line-height="100%">
        <style:tab-stops>
          <style:tab-stop style:type="left" style:position="-4.25in"/>
        </style:tab-stops>
      </style:paragraph-properties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widows="2" fo:orphans="2" style:vertical-align="auto" fo:line-height="100%">
        <style:tab-stops>
          <style:tab-stop style:type="left" style:position="-4.25in"/>
        </style:tab-stops>
      </style:paragraph-properties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1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3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Обычный" style:family="paragraph">
      <style:paragraph-properties fo:widows="0" fo:orphans="0" fo:text-align="justify" fo:margin-left="0.25in" fo:text-indent="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5" style:parent-style-name="Обычный" style:family="paragraph">
      <style:paragraph-properties fo:widows="0" fo:orphans="0" fo:text-align="justify" fo:margin-left="0.25in" fo:text-indent="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Абзацсписка" style:family="paragraph">
      <style:paragraph-properties fo:widows="0" fo:orphans="0"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Standard" style:family="paragraph">
      <style:paragraph-properties fo:widows="2" fo:orphans="2" style:vertical-align="auto" fo:line-height="100%">
        <style:tab-stops>
          <style:tab-stop style:type="left" style:position="-3.75in"/>
        </style:tab-stops>
      </style:paragraph-properties>
    </style:style>
    <style:style style:name="P149" style:parent-style-name="Standard" style:family="paragraph">
      <style:paragraph-properties fo:margin-top="0.1666in" fo:margin-bottom="0.1666in" fo:line-height="100%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paragraph-properties fo:margin-top="0.1666in" fo:margin-bottom="0.1666in" fo:line-height="100%"/>
    </style:style>
    <style:style style:name="P153" style:parent-style-name="Standard" style:family="paragraph">
      <style:paragraph-properties fo:margin-top="0.1666in" fo:margin-bottom="0.1666in" fo:line-height="100%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57" style:parent-style-name="Standard" style:family="paragraph">
      <style:paragraph-properties fo:margin-top="0.1666in" fo:margin-bottom="0.1666in" fo:line-height="100%"/>
    </style:style>
    <style:style style:name="P15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59" style:parent-style-name="Standard" style:family="paragraph">
      <style:paragraph-properties fo:margin-top="0.1666in" fo:margin-bottom="0.1666in" fo:line-height="100%"/>
    </style:style>
    <style:style style:name="P160" style:parent-style-name="Standard" style:family="paragraph">
      <style:paragraph-properties fo:margin-top="0.1666in" fo:margin-bottom="0.1666in" fo:line-height="100%" fo:margin-left="0.446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1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paragraph-properties fo:margin-top="0.1666in" fo:margin-bottom="0.1666in" fo:line-height="100%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paragraph-properties fo:margin-top="0.1666in" fo:margin-bottom="0.1666in" fo:line-height="100%"/>
    </style:style>
    <style:style style:name="P166" style:parent-style-name="Standard" style:family="paragraph">
      <style:paragraph-properties fo:margin-top="0.1666in" fo:margin-bottom="0.1666in" fo:line-height="100%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70" style:parent-style-name="Standard" style:family="paragraph">
      <style:paragraph-properties fo:margin-top="0.1666in" fo:margin-bottom="0.1666in" fo:line-height="100%"/>
    </style:style>
    <style:style style:name="P171" style:parent-style-name="Standard" style:family="paragraph">
      <style:paragraph-properties fo:margin-top="0.1666in" fo:margin-bottom="0.1666in" fo:line-height="100%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7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17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175" style:parent-style-name="Standard" style:family="paragraph">
      <style:paragraph-properties fo:text-align="center" fo:background-color="#FFFFFF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paragraph-properties fo:background-color="#FFFFFF"/>
      <style:text-properties fo:language="en" fo:country="US"/>
    </style:style>
    <style:style style:name="P181" style:parent-style-name="Standard" style:family="paragraph">
      <style:paragraph-properties fo:background-color="#FFFFFF"/>
    </style:style>
    <style:style style:name="T182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83" style:parent-style-name="Standard" style:family="paragraph">
      <style:paragraph-properties fo:background-color="#FFFFFF"/>
      <style:text-properties fo:language="en" fo:country="US"/>
    </style:style>
    <style:style style:name="P184" style:parent-style-name="Заголовок2" style:family="paragraph">
      <style:paragraph-properties fo:margin-bottom="0in" fo:background-color="#FFFFFF"/>
    </style:style>
    <style:style style:name="T185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86" style:parent-style-name="Textbody" style:family="paragraph">
      <style:text-properties fo:language="en" fo:country="US"/>
    </style:style>
    <style:style style:name="T187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88" style:parent-style-name="Textbody" style:family="paragraph">
      <style:text-properties fo:language="en" fo:country="US"/>
    </style:style>
    <style:style style:name="P189" style:parent-style-name="Textbody" style:family="paragraph">
      <style:text-properties style:font-name="Consolas" fo:language="en" fo:country="US"/>
    </style:style>
    <style:style style:name="P190" style:parent-style-name="Textbody" style:family="paragraph">
      <style:text-properties style:font-name="Consolas" fo:language="en" fo:country="US"/>
    </style:style>
    <style:style style:name="T191" style:parent-style-name="Основнойшрифтабзаца" style:family="text">
      <style:text-properties style:font-name="Consolas" fo:language="en" fo:country="US"/>
    </style:style>
    <style:style style:name="T192" style:parent-style-name="Основнойшрифтабзаца" style:family="text">
      <style:text-properties style:font-name="Consolas"/>
    </style:style>
    <style:style style:name="T193" style:parent-style-name="Основнойшрифтабзаца" style:family="text">
      <style:text-properties style:font-name="Consolas" fo:language="en" fo:country="US"/>
    </style:style>
    <style:style style:name="P194" style:parent-style-name="Textbody" style:family="paragraph">
      <style:text-properties style:font-name="Consolas" fo:language="en" fo:country="US"/>
    </style:style>
    <style:style style:name="P195" style:parent-style-name="Textbody" style:family="paragraph">
      <style:text-properties style:font-name="Consolas" fo:language="en" fo:country="US"/>
    </style:style>
    <style:style style:name="P196" style:parent-style-name="Textbody" style:family="paragraph">
      <style:text-properties style:font-name="Consolas" fo:language="en" fo:country="US"/>
    </style:style>
    <style:style style:name="P197" style:parent-style-name="Textbody" style:family="paragraph">
      <style:text-properties style:font-name="Consolas" fo:language="en" fo:country="US"/>
    </style:style>
    <style:style style:name="P198" style:parent-style-name="Textbody" style:family="paragraph">
      <style:text-properties style:font-name="Consolas" fo:language="en" fo:country="US"/>
    </style:style>
    <style:style style:name="P199" style:parent-style-name="Textbody" style:family="paragraph">
      <style:text-properties style:font-name="Consolas" fo:language="en" fo:country="US"/>
    </style:style>
    <style:style style:name="P20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0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0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0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0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05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207" style:parent-style-name="Standard" style:family="paragraph">
      <style:paragraph-properties fo:background-color="#FFFFFF"/>
    </style:style>
    <style:style style:name="T208" style:parent-style-name="Гиперссылка" style:family="text">
      <style:text-properties fo:font-size="14pt" style:font-size-asian="14pt" style:font-size-complex="14pt"/>
    </style:style>
    <style:style style:name="P209" style:parent-style-name="Standard" style:family="paragraph">
      <style:paragraph-properties fo:background-color="#FFFFFF"/>
      <style:text-properties fo:font-size="14pt" style:font-size-asian="14pt" style:font-size-complex="14pt"/>
    </style:style>
    <style:style style:name="P210" style:parent-style-name="Standard" style:family="paragraph">
      <style:paragraph-properties fo:background-color="#FFFFFF"/>
    </style:style>
    <style:style style:name="P211" style:parent-style-name="Обычный" style:family="paragraph">
      <style:paragraph-properties fo:text-align="center"/>
    </style:style>
    <style:style style:name="T2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3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4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6" style:parent-style-name="Обычный" style:family="paragraph">
      <style:paragraph-properties fo:text-align="justify"/>
    </style:style>
    <style:style style:name="P217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paragraph-properties fo:margin-top="0.1666in" fo:line-height="135%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27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8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fo:text-align="justify" fo:line-height="100%" fo:background-color="#FFFFFF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232" style:parent-style-name="Standard" style:family="paragraph">
      <style:paragraph-properties fo:margin-top="0.1666in" fo:line-height="100%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 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<text:span text:style-name="T12">Лабораторная работа №<text:s/></text:span><text:span text:style-name="T13">6</text:span></text:p>
      <text:p text:style-name="P14"><text:span text:style-name="T15">Тема:</text:span><text:span text:style-name="T16"> </text:span><text:span text:style-name="T17">Аллокаторы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list text:style-name="LFO4" text:continue-numbering="true">
        <text:list-item>
          <text:p text:style-name="P37">Постановка задачи</text:p>
        </text:list-item>
      </text:list>
      <text:p text:style-name="P38"/>
      <text:p text:style-name="P39">Цель:</text:p>
      <text:p text:style-name="P40">Изучение основ работы с контейнерами, знакомство концепцией аллокаторов памяти.</text:p>
      <text:p text:style-name="P41"/>
      <text:h text:style-name="P42" text:outline-level="2"><text:span text:style-name="T43">Порядок выполнения работы</text:span><text:span text:style-name="T44">:</text:span></text:h>
      <text:p text:style-name="P45"><text:span text:style-name="T46">1.             Ознакомиться с теоретическим материалом.</text:span></text:p>
      <text:p text:style-name="P47"><text:span text:style-name="T48">2.             Получить у преподавателя вариант задания.</text:span></text:p>
      <text:p text:style-name="P49"><text:span text:style-name="T50">3.             Реализовать задание своего варианта в соответствии с поставленными требованиями.</text:span></text:p>
      <text:p text:style-name="P51"><text:span text:style-name="T52">4.             Подготовить тестовые наборы данных.</text:span></text:p>
      <text:p text:style-name="P53"><text:span text:style-name="T54">5.             Создать репозиторий на GitHub.</text:span></text:p>
      <text:p text:style-name="P55"><text:span text:style-name="T56">6.             Отправить файлы лабораторной работы в репозиторий.</text:span></text:p>
      <text:p text:style-name="P57"><text:span text:style-name="T58">7.             Отчитаться по выполненной работе путём демонстрации работающей программы на тестовых наборах данных (как подготовленных самостоятельно, так и предложенных преподавателем) и ответов на вопросы преподавателя (как из числа контрольных, так и по реализации программы).</text:span></text:p>
      <text:p text:style-name="P59"/>
      <text:p text:style-name="P60"/>
      <text:p text:style-name="P61">Вариант: 5</text:p>
      <text:p text:style-name="P62"/>
      <text:p text:style-name="P63">реализовать:</text:p>
      <text:p text:style-name="P64">фигура -<text:s/>Ромб</text:p>
      <text:p text:style-name="P65">контейнер -<text:s/>Стек</text:p>
      <text:p text:style-name="P66">аллокатор -<text:s/>Динамический массив</text:p>
      <text:p text:style-name="P67"/>
      <text:p text:style-name="P68">Репозиторий содержит<text:s/>файлы:</text:p>
      <text:p text:style-name="P69">· <text:s text:c="8"/>main.cpp //файл с заданием работы</text:p>
      <text:p text:style-name="P70">· <text:s text:c="8"/>CMakeLists.txt // файл с конфигураций CMake</text:p>
      <text:p text:style-name="P71">· <text:s text:c="8"/>report.doc // отчет о лабораторной работе</text:p>
      <text:p text:style-name="P72"><text:s/></text:p>
      <text:p text:style-name="P73">Параметром шаблона должен являться скалярный тип данных задающий тип данных для оси координат. Классы должны иметь публичные поля. Фигуры являются фигурами вращения, т.е. равносторонние (кроме трапеции и прямоугольника). Для хранения координат фигур необходимо<text:s/><text:soft-page-break/>использовать шаблон <text:s/>std::pair.</text:p>
      <text:p text:style-name="P74">Например:</text:p>
      <text:p text:style-name="P75"/>
      <text:p text:style-name="P76">template &lt;class T&gt;</text:p>
      <text:p text:style-name="P77">struct Square{</text:p>
      <text:p text:style-name="P78"><text:s text:c="4"/>using vertex_t = std::pair&lt;T,T&gt;;</text:p>
      <text:p text:style-name="P79"><text:s text:c="4"/>vertex_t a,b,c,d;</text:p>
      <text:p text:style-name="P80">};</text:p>
      <text:p text:style-name="P81"><text:s/></text:p>
      <text:p text:style-name="P82"><text:s/></text:p>
      <text:p text:style-name="P83">Создать шаблон динамической коллекцию, согласно варианту задания:</text:p>
      <text:p text:style-name="P84">1. <text:s text:c="2"/><text:tab/>Коллекция должна быть реализована с помощью умных указателей (std::shared_ptr, std::weak_ptr). Опционально использование std::unique_ptr;</text:p>
      <text:p text:style-name="P85">2. <text:s text:c="2"/><text:tab/>В качестве параметра шаблона коллекция должна принимать тип данных;</text:p>
      <text:p text:style-name="P86">3. <text:s text:c="2"/><text:tab/>Коллекция должна содержать метод доступа:</text:p>
      <text:list text:style-name="LFO12" text:continue-numbering="true">
        <text:list-item>
          <text:p text:style-name="P87"><text:span text:style-name="T88">Стек</text:span><text:span text:style-name="T89"><text:s/>– pop, push, top;</text:span></text:p>
        </text:list-item>
        <text:list-item>
          <text:p text:style-name="P90"><text:span text:style-name="T91">Очередь</text:span><text:span text:style-name="T92"><text:s/>– pop, push, top;</text:span></text:p>
        </text:list-item>
        <text:list-item>
          <text:p text:style-name="P93">Список, Динамический массив – доступ к элементу по оператору [];</text:p>
        </text:list-item>
      </text:list>
      <text:p text:style-name="P94">4. <text:s text:c="2"/><text:tab/>Реализовать аллокатор, который выделяет фиксированный размер памяти (количество блоков памяти – является параметром шаблона аллокатора). Внутри аллокатор должен хранить указатель на используемый блок памяти и динамическую коллекцию указателей на свободные блоки.</text:p>
      <text:p text:style-name="P95">5. <text:s text:c="2"/><text:tab/>Коллекция должна использовать аллокатор для выделения и освобождения памяти для своих элементов.</text:p>
      <text:p text:style-name="P96">6. <text:s text:c="2"/><text:tab/>Аллокатор должен быть совместим с контейнерами std::map и std::list (опционально – vector).</text:p>
      <text:p text:style-name="P97">7. <text:s text:c="2"/><text:tab/>Реализовать программу, которая:</text:p>
      <text:list text:style-name="LFO14" text:continue-numbering="true">
        <text:list-item>
          <text:p text:style-name="P98">Позволяет вводить с клавиатуры фигуры (с типом int в качестве параметра шаблона фигуры) и добавлять в коллекцию использующую аллокатор;</text:p>
        </text:list-item>
        <text:list-item>
          <text:p text:style-name="P99">Позволяет удалять элемент из коллекции по номеру элемента;</text:p>
        </text:list-item>
        <text:list-item>
          <text:p text:style-name="P100">Выводит на экран введенные фигуры c помощью std::for_each;</text:p>
        </text:list-item>
      </text:list>
      <text:p text:style-name="P101"/>
      <text:p text:style-name="P102"/>
      <text:p text:style-name="P103"/>
      <text:soft-page-break/>
      <text:list text:style-name="LFO4" text:continue-numbering="true">
        <text:list-item>
          <text:p text:style-name="P104">Описание программы</text:p>
        </text:list-item>
      </text:list>
      <text:p text:style-name="P105"/>
      <text:p text:style-name="P106">Программа состоит из 5 файлов:</text:p>
      <text:p text:style-name="P107">1)<text:tab/>main.cpp</text:p>
      <text:p text:style-name="P108">2)<text:tab/>stack.h - реализация стека для хранения фигур</text:p>
      <text:p text:style-name="P109"><text:span text:style-name="T110">3)</text:span><text:span text:style-name="T111"><text:tab/></text:span><text:span text:style-name="T112">dynamic</text:span><text:span text:style-name="T113">.h - реализация<text:s/></text:span><text:span text:style-name="T114">динамического массива</text:span><text:span text:style-name="T115"><text:s/>для хранения пустых блоков памяти</text:span></text:p>
      <text:p text:style-name="P116">4)<text:tab/>allocator.h - реализация аллокатора и его основных методов</text:p>
      <text:p text:style-name="P117"><text:span text:style-name="T118">5)</text:span><text:span text:style-name="T119"><text:tab/></text:span><text:span text:style-name="T120">rhombus</text:span><text:span text:style-name="T121">.h - реализация<text:s/></text:span><text:span text:style-name="T122">ромба</text:span><text:span text:style-name="T123"><text:s/>и его методов</text:span></text:p>
      <text:p text:style-name="P124"/>
      <text:p text:style-name="P125">Аллокатор имеет 2 шаблонных параметра: тип хранимых данных и размер памяти в байтах. Аллокатор хранит<text:s/>динамический массив<text:s/>свободных блоков. В случае,<text:s/>когда часть занятой памяти освобождают, то ссылка на данный блок памяти хранится в<text:s/>динамическом массиве. Фигура добавляется в самый правый незаполненный участок памяти, то есть после хвоста. Если свободного участка памяти после хвоста и до конца участка памяти будет недостаточно, чтобы сохранить фигуру, то фигура будет сохранена в свободный блок памяти,<text:s/>если он есть в стеке. Иначе программа сообщит, что места недостаточно.<text:s/></text:p>
      <text:p text:style-name="P126"/>
      <text:p text:style-name="P127"/>
      <text:p text:style-name="P128">3. Набор тестов</text:p>
      <text:p text:style-name="P129"/>
      <text:p text:style-name="P130">Пояснение:</text:p>
      <text:p text:style-name="P131"/>
      <text:list text:style-name="LFO8" text:continue-numbering="true">
        <text:list-item>
          <text:p text:style-name="P132">На ввод подается число выбора действия из текстового интерфейса</text:p>
        </text:list-item>
        <text:list-item>
          <text:p text:style-name="P133"><text:span text:style-name="T134">При обновлении координат фигуры –<text:s/></text:span><text:span text:style-name="T135">аллокатор проверяет наполненность, и в случае свободных блоков – сохраняет фигуру. В противном случае – удваивает выделенную память и<text:s/></text:span><text:span text:style-name="T136">записывает координаты.</text:span></text:p>
        </text:list-item>
        <text:list-item>
          <text:p text:style-name="P137"><text:span text:style-name="T138">Выводится информация о состоянии<text:s/></text:span><text:span text:style-name="T139">стека</text:span><text:span text:style-name="T140"><text:s/>фигур, происходит проверка тестами</text:span></text:p>
        </text:list-item>
        <text:list-item>
          <text:p text:style-name="P141">В случае если памяти для добавления фигуры будет недостаточно, выйдет исключение.</text:p>
        </text:list-item>
        <text:list-item>
          <text:p text:style-name="P142">Также пользователь может с вызвать функцию count_if и задать площадь, после чего будет указано количество фигур, с площадью меньше заданного числа.<text:s/></text:p>
        </text:list-item>
        <text:list-item>
          <text:p text:style-name="P143">Удалять фигуру в стеке:<text:s/></text:p>
        </text:list-item>
      </text:list>
      <text:p text:style-name="P144">-<text:s/>верхнюю фигуру;</text:p>
      <text:p text:style-name="P145">-<text:s/>удалять по указанному индексу с помощью итератора.</text:p>
      <text:list text:style-name="LFO8" text:continue-numbering="true">
        <text:list-item>
          <text:p text:style-name="P146">Вызов меню.<text:s/></text:p>
        </text:list-item>
        <text:list-item>
          <text:p text:style-name="P147">Выход и программы.</text:p>
        </text:list-item>
      </text:list>
      <text:p text:style-name="P148"/>
      <text:p text:style-name="P149"><text:span text:style-name="T150">Test</text:span><text:span text:style-name="T151"><text:s/>1</text:span></text:p>
      <text:p text:style-name="P152"/>
      <text:p text:style-name="P153"><text:span text:style-name="T154">Test</text:span><text:span text:style-name="T155"><text:s/></text:span><text:span text:style-name="T156">2</text:span></text:p>
      <text:p text:style-name="P157"/>
      <text:p text:style-name="P158">Test 3</text:p>
      <text:p text:style-name="P159"/>
      <text:p text:style-name="P160"/>
      <text:list text:style-name="LFO7" text:continue-numbering="true">
        <text:list-item>
          <text:p text:style-name="P161">Результаты выполнения тестов</text:p>
        </text:list-item>
      </text:list>
      <text:p text:style-name="P162"><text:span text:style-name="T163">Test</text:span><text:span text:style-name="T164"><text:s/>1</text:span></text:p>
      <text:p text:style-name="P165"/>
      <text:p text:style-name="P166"><text:span text:style-name="T167">Test</text:span><text:span text:style-name="T168"><text:s/></text:span><text:span text:style-name="T169">2</text:span></text:p>
      <text:p text:style-name="P170"/>
      <text:p text:style-name="P171"><text:span text:style-name="T172">Test 3</text:span></text:p>
      <text:p text:style-name="P173"/>
      <text:p text:style-name="P174"/>
      <text:p text:style-name="P175"><text:span text:style-name="T176">5.<text:s/></text:span><text:span text:style-name="T177">Листинг</text:span><text:span text:style-name="T178"><text:s/></text:span><text:span text:style-name="T179">программы</text:span></text:p>
      <text:p text:style-name="P180"/>
      <text:p text:style-name="P181"><text:span text:style-name="T182">main.cpp</text:span></text:p>
      <text:p text:style-name="P183"/>
      <text:h text:style-name="P184" text:outline-level="2"><text:span text:style-name="T185">point.h</text:span></text:h>
      <text:p text:style-name="P186"/>
      <text:p text:style-name="Textbody"><text:span text:style-name="T187">CMakeLists.txt</text:span></text:p>
      <text:p text:style-name="P188"><text:s text:c="2"/></text:p>
      <text:p text:style-name="P189">cmake_minimum_required(VERSION 3.5)</text:p>
      <text:p text:style-name="P190"/>
      <text:p text:style-name="Textbody"><text:span text:style-name="T191">project(lab</text:span><text:span text:style-name="T192">6</text:span><text:span text:style-name="T193">)</text:span></text:p>
      <text:p text:style-name="P194"/>
      <text:p text:style-name="P195">add_executable(lab6<text:s/>main.cpp)</text:p>
      <text:p text:style-name="P196"/>
      <text:soft-page-break/>
      <text:p text:style-name="P197">set_property(TARGET lab6<text:s/>PROPERTY CXX_STANDARD 11)</text:p>
      <text:p text:style-name="P198"/>
      <text:p text:style-name="P199">set(CMAKE_CXX_FLAGS "${CMAKE_CXX_FLAGS} -Wall -Wextra -g")</text:p>
      <text:p text:style-name="P200"/>
      <text:p text:style-name="P201"/>
      <text:p text:style-name="P202"/>
      <text:p text:style-name="P203"/>
      <text:p text:style-name="P204"/>
      <text:p text:style-name="P205">6. Ссылка на репозиторий</text:p>
      <text:p text:style-name="P206"/>
      <text:p text:style-name="P207"><text:a xlink:href="https://github.com/nikit34/oop_exercise_06" office:target-frame-name="_top" xlink:show="replace"><text:span text:style-name="T208">https://github.com/nikit34/oop_exercise_06</text:span></text:a></text:p>
      <text:p text:style-name="P209"/>
      <text:p text:style-name="P210"/>
      <text:p text:style-name="P211"><text:span text:style-name="T212">7. Объяснение результатов работы программы</text:span></text:p>
      <text:p text:style-name="P213"/>
      <text:p text:style-name="P214"/>
      <text:p text:style-name="P215"/>
      <text:p text:style-name="P216"/>
      <text:p text:style-name="P217">8. Вывод</text:p>
      <text:p text:style-name="P218"><text:s text:c="2"/><text:tab/><text:s/><text:tab/></text:p>
      <text:p text:style-name="P219"/>
      <text:p text:style-name="P220"/>
      <text:p text:style-name="P221">9. Список литературы <text:s text:c="2"/></text:p>
      <text:p text:style-name="P222"><text:span text:style-name="T223">1. Перегрузка операторов С++ [Электронный ресурс]. <text:s/></text:span><text:span text:style-name="T224">URL:</text:span><text:a xlink:href="https://ravesli.com/urok-45-pobitovye-operatory/" office:target-frame-name="_top" xlink:show="replace"><text:span text:style-name="T225"><text:s/></text:span></text:a><text:a xlink:href="https://metanit.com/cpp/tutorial/5.14.php" office:target-frame-name="_top" xlink:show="replace"><text:span text:style-name="T226">https://metanit.com/cpp/tutorial/5.14.php</text:span></text:a></text:p>
      <text:p text:style-name="P227">(дата обращения: 21.10.2020).</text:p>
      <text:p text:style-name="P228"/>
      <text:p text:style-name="P229">2. Битовые операции С++ [Электронный ресурс]. URL:</text:p>
      <text:p text:style-name="P230"><text:a xlink:href="http://www.c-cpp.ru/books/bitovye-operatory" office:target-frame-name="_top" xlink:show="replace"><text:span text:style-name="T231">http://www.c-cpp.ru/books/bitovye-operatory</text:span></text:a></text:p>
      <text:p text:style-name="P232"><text:span text:style-name="T233">(дата обращения: 2</text:span><text:span text:style-name="T234">1</text:span><text:span text:style-name="T235">.</text:span><text:span text:style-name="T236">10</text:span><text:span text:style-name="T237">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font-name-asian="Times New Roman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font-name-asian="Times New Roman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font-name-asian="Times New Roman" style:font-name-complex="Times New Roman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</text:list-level-style-number>
      <text:list-level-style-bullet text:level="2" text:style-name="WW_CharLFO5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Никита Пермяков</meta:initial-creator>
    <dc:creator>Никита Пермяков</dc:creator>
    <meta:creation-date>2020-10-07T11:31:00Z</meta:creation-date>
    <dc:date>2020-11-23T20:29:00Z</dc:date>
    <meta:print-date>2020-11-23T10:49:00Z</meta:print-date>
    <meta:template xlink:href="Normal.dotm" xlink:type="simple"/>
    <meta:editing-cycles>20</meta:editing-cycles>
    <meta:editing-duration>PT32640S</meta:editing-duration>
    <meta:document-statistic meta:page-count="6" meta:paragraph-count="11" meta:word-count="851" meta:character-count="5691" meta:row-count="40" meta:non-whitespace-character-count="4851"/>
  </office:meta>
</office:document-meta>
</file>